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100000169000000FDA6A2ECBD.eps"/>
  <manifest:file-entry manifest:media-type="" manifest:full-path="Pictures/2000000100000169000000FDBBDEB676.eps"/>
  <manifest:file-entry manifest:media-type="" manifest:full-path="Pictures/2000000100000169000000FDFC4F3EEE.eps"/>
  <manifest:file-entry manifest:media-type="" manifest:full-path="Pictures/2000000100000169000000FDC9D93085.eps"/>
  <manifest:file-entry manifest:media-type="" manifest:full-path="Pictures/2000000100000169000000FD08F098AD.eps"/>
  <manifest:file-entry manifest:media-type="" manifest:full-path="Pictures/2000000100000169000000FD6915A44A.eps"/>
  <manifest:file-entry manifest:media-type="" manifest:full-path="Pictures/2000000100000169000000FD6B6B7839.eps"/>
  <manifest:file-entry manifest:media-type="" manifest:full-path="Pictures/2000000100000169000000FDCE1C5B7D.eps"/>
  <manifest:file-entry manifest:media-type="" manifest:full-path="Pictures/2000000100000169000000FD03A2F7FA.eps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Arial1" svg:font-family="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nome: Fábio Pisaruk</text:p>
      <text:p text:style-name="Standard">NUSP: 3467959</text:p>
      <text:p text:style-name="Standard"/>
      <text:h text:style-name="P1" text:outline-level="1">Análise dos métodos de busca</text:h>
      <text:p text:style-name="Standard"/>
      <text:p text:style-name="Standard"/>
      <text:p text:style-name="Standard">1-) Qual a importância de se evitar o processamento de nós repetidos para BrFS e DFS?</text:p>
      <text:p text:style-name="Standard"><text:tab/>Caso permitíssemos o processamento de um nó que já foi expandido, este geraria, entre outros, o seu nó antecessor(o nó que o gerou) o que levaria o algoritmo a entrar em loop. Em ambas as estratégias de busca teríamos um laço infinito se nós repetidos fossem novamente inseridos na lista de nós a serem expandidos.</text:p>
      <text:p text:style-name="Standard"/>
      <text:p text:style-name="Standard">2-)Por que UCS garante encontrar a solução de menor custo para o ReguaPuzzle?</text:p>
      <text:p text:style-name="Standard"><text:tab/>Em cada passo do algoritmo, o nó com menor custo é retirado da lista, expandido e, seus sucessores são inseridos na fila. Seja P={a,b,c,d} uma solução, ou seja, um caminho do estado <text:span text:style-name="T1">a</text:span> ao estado <text:span text:style-name="T1">d</text:span> com custo mínimo. Suponha que exista um caminho P1={a,b,e,d} tal que custo(P) &lt; custo(P1). Sendo assim, (1) custo(b-&gt;e) + custo(e-&gt;d) &lt; custo(b-&gt;c) + custo(c-&gt;d). </text:p>
      <text:p text:style-name="Standard">Os nós e e c estarão na fila por serem adjacentes a b.</text:p>
      <text:p text:style-name="Standard">Se (2)custo(b-&gt;c) &lt; custo(b-&gt;e) então o nó c será retirado e expandido. No entanto, por (1) temos que o próximo nó a ser retirado não será o d e sim o e. Logo, por (1) (2) o caminho gerado será P1. Chegamos a uma contradição pois P é mínimo. </text:p>
      <text:p text:style-name="Standard"/>
      <text:p text:style-name="Standard"/>
      <text:p text:style-name="Standard">3-) Na IDS que cuidados devemos tomar ao se evitar nós repetidos?</text:p>
      <text:p text:style-name="Standard"><text:tab/>Devemos evitar repetições de nós que já foram completamente expandidos. Entretanto, se um novo nó gerado já houver sido expandido anteriormente, precisamos verificar se o seu custo é inferior ao já expandido, se for removemos este nó da lista de expandidos.</text:p>
      <text:p text:style-name="Standard"><text:tab/></text:p>
      <text:p text:style-name="Standard"/>
      <text:p text:style-name="Standard">4-)Por que IDS garante encontrar a solução ótima?</text:p>
      <text:p text:style-name="Standard"><text:tab/>O IDS vai aumentando a profundidade aceita para a solução a cada novo passo. Desta maneira, começa por considerar as soluções por ordem de custo, das menos custosas às mais custosas.</text:p>
      <text:p text:style-name="Standard">Observe que o IDS só retorna a solução de menor custo quando a função custo for igual à profundidade dos nós.</text:p>
      <text:p text:style-name="Standard"/>
      <text:p text:style-name="Standard">5-)Por que a heurística criada funciona?</text:p>
      <text:p text:style-name="Standard"><text:tab/>Foram desenvolvidas duas heurísticas para o reguaPuzzle:</text:p>
      <text:p text:style-name="Standard"><text:tab/>a-) MinDiff.</text:p>
      <text:p text:style-name="Standard"><text:tab/><text:tab/>Funcao Diff: Dadas duas réguas retornamos a quantidade de posições que contem objetos diferentes. Exemplos: </text:p>
      <text:p text:style-name="Standard"><text:tab/><text:tab/>AA-BB, BB-AA. Diff=2. </text:p>
      <text:p text:style-name="Standard"><text:tab/><text:tab/>BBAA-, AABB-. Diff=4.<text:tab/></text:p>
      <text:p text:style-name="Standard"><text:tab/><text:tab/>MinDiff: </text:p>
      <text:p text:style-name="Standard"><text:tab/><text:tab/><text:tab/>Sejam <text:s/>R uma régua qualquer,</text:p>
      <text:p text:style-name="Standard"><text:tab/><text:tab/><text:tab/><text:tab/>N o numero de blocos da régua.</text:p>
      <text:p text:style-name="Standard"><text:tab/><text:tab/><text:tab/><text:tab/>M1,M2, ... Mn os estados metas existentes, </text:p>
      <text:p text:style-name="Standard"><text:tab/><text:tab/><text:tab/>temos:</text:p>
      <text:p text:style-name="Standard"><text:tab/><text:tab/><text:tab/>MinDiff = Min(Diff(R,Mi)) com i E [1,N]</text:p>
      <text:p text:style-name="Standard"><text:tab/><text:tab/>Mostrar que esta heurística é admissível é bem simples. Ela apenas computa a quantidade mínima de blocos que precisariam ser movidos a fim de se alcançar uma meta. </text:p>
      <text:p text:style-name="Standard"><text:tab/></text:p>
      <text:p text:style-name="Standard"><text:tab/>b-) Distância:</text:p>
      <text:p text:style-name="Standard"><text:tab/><text:tab/>Relaxamos o problema de forma que blocos podem mover mais de N passos por vez. </text:p>
      <text:p text:style-name="Standard"><text:tab/><text:tab/>Ela leva em conta qual a distancia de um bloco ate sua posição de destino mais próxima.</text:p>
      <text:p text:style-name="Standard"><text:tab/><text:tab/>Exemplo: n = A1A2-B1B2 </text:p>
      <text:p text:style-name="Standard"><text:tab/><text:tab/><text:tab/>h(n) = 2(A1 -&gt; - ) + </text:p>
      <text:p text:style-name="Standard"><text:tab/><text:tab/><text:tab/> <text:s text:c="10"/>2(A2 -&gt; B1) + </text:p>
      <text:p text:style-name="Standard"><text:tab/><text:tab/><text:tab/> <text:s text:c="10"/>1(B1-&gt; - ) + </text:p>
      <text:p text:style-name="Standard"><text:tab/><text:tab/><text:tab/> <text:s text:c="10"/>2(B2 -&gt; A2)</text:p>
      <text:p text:style-name="Standard"><text:tab/><text:tab/><text:tab/>Logo h(n) = 5.</text:p>
      <text:p text:style-name="Standard"><text:tab/><text:tab/></text:p>
      <text:p text:style-name="Standard"><text:tab/>Por que a heurística é admissível?</text:p>
      <text:p text:style-name="Standard"><text:tab/><text:tab/>1-)h(estado meta) = 0. Se estamos num estado meta não existem blocos azuis antes da posição N.</text:p>
      <text:p text:style-name="Standard"><text:tab/><text:tab/>2-)Vamos mostrar que h(n) &lt;= h*(n) para todo estado n.</text:p>
      <text:p text:style-name="Standard"><text:tab/><text:tab/>Seja o estado n um estado não meta</text:p>
      <text:p text:style-name="Standard"><text:tab/><text:tab/><text:tab/>n = {....A.....B....-....A....B.....}<text:tab/></text:p>
      <text:p text:style-name="Standard"><text:tab/><text:tab/>Queremos mostrar que h(n)&lt;=h*(n).</text:p>
      <text:p text:style-name="Standard"><text:tab/><text:tab/>Como n não é meta, existem blocos azuis nas posições 0 a N e blocos brancos nas posições N a 2 * N. Um estado meta é caracterizado por possuir os blocos brancos nas posições 0 a N e os blocos azuis nas posições N a 2*N. A função h(n) calcula o deslocamento mínimo que cada bloco deve fazer para se chegar a um estado meta considerando o problema relaxado. Desta maneira fica claro que a heurística não pode calcular um valor superior ao custo mínimo do problema.</text:p>
      <text:p text:style-name="Standard"/>
      <text:h text:style-name="P1" text:outline-level="1">Gráficos</text:h>
      <text:p text:style-name="Standard"/>
      <text:p text:style-name="Standard"/>
      <text:p text:style-name="Standard">Para a construção dos gráficos foram geradas réguas aleatórias, medidos os tempos para cada item em questão e calculada a média. Geramos 128 réguas de 2 blocos, 64 de 3, 32 de 4, 16 de 5 e 8 de 6.</text:p>
      <text:p text:style-name="Standard"/>
      <text:p text:style-name="Standard"/>
      <text:p text:style-name="Standard"><draw:frame draw:style-name="fr1" draw:name="figura1" text:anchor-type="paragraph" svg:width="12.735cm" svg:height="8.925cm" draw:z-index="0"><draw:image xlink:href="Pictures/2000000100000169000000FDFC4F3EEE.eps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2" text:anchor-type="paragraph" svg:width="12.735cm" svg:height="8.925cm" draw:z-index="1"><draw:image xlink:href="Pictures/2000000100000169000000FD03A2F7FA.eps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3" text:anchor-type="paragraph" svg:width="12.735cm" svg:height="8.925cm" draw:z-index="2"><draw:image xlink:href="Pictures/2000000100000169000000FDC9D93085.eps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4" text:anchor-type="paragraph" svg:width="12.735cm" svg:height="8.925cm" draw:z-index="3"><draw:image xlink:href="Pictures/2000000100000169000000FD6B6B7839.eps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5" text:anchor-type="paragraph" svg:width="12.735cm" svg:height="8.925cm" draw:z-index="4"><draw:image xlink:href="Pictures/2000000100000169000000FD08F098AD.eps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igura6" text:anchor-type="paragraph" svg:width="13.608cm" svg:height="8.925cm" draw:z-index="5"><draw:image xlink:href="Pictures/2000000100000169000000FDBBDEB676.eps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figura7" text:anchor-type="paragraph" svg:width="12.735cm" svg:height="8.925cm" draw:z-index="6"><draw:image xlink:href="Pictures/2000000100000169000000FDA6A2ECBD.eps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8" text:anchor-type="paragraph" svg:width="12.735cm" svg:height="8.925cm" draw:z-index="7"><draw:image xlink:href="Pictures/2000000100000169000000FDCE1C5B7D.eps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igura9" text:anchor-type="paragraph" svg:width="12.735cm" svg:height="8.925cm" draw:z-index="8"><draw:image xlink:href="Pictures/2000000100000169000000FD6915A44A.eps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Arial1" svg:font-family="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1" style:font-size-asian="12pt" style:language-asian="pt" style:country-asian="BR" style:font-name-complex="Lucidasans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6-10-02T18:30:44</meta:creation-date>
    <dc:date>2006-10-06T13:08:06</dc:date>
    <dc:language>pt-BR</dc:language>
    <meta:editing-cycles>18</meta:editing-cycles>
    <meta:editing-duration>PT3H9M16S</meta:editing-duration>
    <meta:user-defined meta:name="Info 1"/>
    <meta:user-defined meta:name="Info 2"/>
    <meta:user-defined meta:name="Info 3"/>
    <meta:user-defined meta:name="Info 4"/>
    <meta:document-statistic meta:table-count="0" meta:image-count="9" meta:object-count="0" meta:page-count="6" meta:paragraph-count="48" meta:word-count="690" meta:character-count="3767"/>
  </office:meta>
</office:document-meta>
</file>